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9cm" svg:y1="9.77cm" svg:x2="2.089cm" svg:y2="7.611cm">
          <text:p/>
        </draw:line>
        <draw:line draw:style-name="gr1" draw:text-style-name="P1" draw:layer="layout" svg:x1="2.089cm" svg:y1="9.797cm" svg:x2="4.121cm" svg:y2="9.797cm">
          <text:p/>
        </draw:line>
        <draw:frame draw:style-name="gr2" draw:text-style-name="P2" draw:layer="layout" svg:width="0.82cm" svg:height="1.106cm" svg:x="4.19cm" svg:y="9.426cm">
          <draw:text-box>
            <text:p><text:span text:style-name="T1">x</text:span></text:p>
          </draw:text-box>
        </draw:frame>
        <draw:frame draw:style-name="gr2" draw:text-style-name="P2" draw:layer="layout" svg:width="0.82cm" svg:height="1.106cm" svg:x="1.69cm" svg:y="6.826cm">
          <draw:text-box>
            <text:p><text:span text:style-name="T1">y</text:span></text:p>
          </draw:text-box>
        </draw:frame>
        <draw:connector draw:style-name="gr3" draw:text-style-name="P1" draw:layer="layout" draw:type="line" svg:x1="2.389cm" svg:y1="4.389cm" svg:x2="5.83cm" svg:y2="8.841cm" draw:start-shape="id1" draw:start-glue-point="2" svg:d="m2389 4389 3441 4452">
          <text:p/>
        </draw:connector>
        <draw:connector draw:style-name="gr3" draw:text-style-name="P1" draw:layer="layout" draw:type="line" svg:x1="3.637cm" svg:y1="3.515cm" svg:x2="7.058cm" svg:y2="7.981cm" draw:start-shape="id1" draw:start-glue-point="0" svg:d="m3637 3515 3421 4466">
          <text:p/>
        </draw:connector>
        <draw:connector draw:style-name="gr3" draw:text-style-name="P1" draw:layer="layout" draw:type="line" svg:x1="2.576cm" svg:y1="3.328cm" svg:x2="6.805cm" svg:y2="8.959cm" draw:start-shape="id1" draw:start-glue-point="3" draw:end-shape="id2" draw:end-glue-point="3" svg:d="m2576 3328 4229 5631">
          <text:p/>
        </draw:connector>
        <draw:custom-shape draw:style-name="gr4" draw:text-style-name="P1" xml:id="id5" draw:id="id5" draw:layer="layout" svg:width="0.254cm" svg:height="0.254cm" svg:x="4.937cm" svg:y="5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99cm" svg:y1="3.689cm" svg:x2="9.431cm" svg:y2="8.141cm" draw:start-shape="id3" draw:start-glue-point="2" svg:d="m5990 3689 3441 4452">
          <text:p/>
        </draw:connector>
        <draw:connector draw:style-name="gr3" draw:text-style-name="P1" draw:layer="layout" draw:type="line" svg:x1="7.238cm" svg:y1="2.815cm" svg:x2="10.659cm" svg:y2="7.281cm" draw:start-shape="id3" draw:start-glue-point="0" svg:d="m7238 2815 3421 4466">
          <text:p/>
        </draw:connector>
        <draw:connector draw:style-name="gr3" draw:text-style-name="P1" draw:layer="layout" draw:type="line" svg:x1="6.177cm" svg:y1="2.628cm" svg:x2="10.406cm" svg:y2="8.259cm" draw:start-shape="id3" draw:start-glue-point="3" draw:end-shape="id4" draw:end-glue-point="3" svg:d="m6177 2628 4229 5631">
          <text:p/>
        </draw:connector>
        <draw:custom-shape draw:style-name="gr4" draw:text-style-name="P1" xml:id="id6" draw:id="id6" draw:layer="layout" svg:width="0.254cm" svg:height="0.254cm" svg:x="6.237cm" svg:y="4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254cm" svg:height="0.254cm" svg:x="5.837cm" svg:y="6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254cm" svg:height="0.254cm" svg:x="7.037cm" svg:y="5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154cm" svg:y1="5.1cm" svg:x2="6.274cm" svg:y2="4.38cm" draw:start-shape="id5" draw:start-glue-point="11" draw:end-shape="id6" draw:end-glue-point="7" svg:d="m5154 5100 1120-720">
          <text:p/>
        </draw:connector>
        <draw:connector draw:style-name="gr3" draw:text-style-name="P1" draw:layer="layout" draw:type="line" svg:x1="5.837cm" svg:y1="6.39cm" svg:x2="7.074cm" svg:y2="5.38cm" draw:start-shape="id7" draw:start-glue-point="6" draw:end-shape="id8" draw:end-glue-point="7" svg:d="m5837 6390 1237-1010">
          <text:p/>
        </draw:connector>
        <draw:custom-shape draw:style-name="gr5" draw:text-style-name="P1" xml:id="id1" draw:id="id1" draw:layer="layout" svg:width="1.524cm" svg:height="1.524cm" draw:transform="rotate (-0.959931088596881) translate (3.2cm 2.891cm)">
          <text:p/>
          <draw:enhanced-geometry draw:mirror-horizontal="false" draw:mirror-vertical="false" draw:glue-point-type="segments" draw:type="mso-spt100" draw:modifiers="-90 87.75124043766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xml:id="id3" draw:id="id3" draw:layer="layout" svg:width="1.524cm" svg:height="1.524cm" draw:transform="rotate (-0.959931088596881) translate (6.801cm 2.191cm)">
          <text:p/>
          <draw:enhanced-geometry draw:mirror-horizontal="false" draw:mirror-vertical="false" draw:glue-point-type="segments" draw:type="mso-spt100" draw:modifiers="-90 87.75124043766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xml:id="id2" draw:id="id2" draw:layer="layout" svg:width="1.394cm" svg:height="1.499cm" draw:transform="rotate (2.18166156499291) translate (6.191cm 9.389cm)">
          <text:p/>
          <draw:enhanced-geometry draw:glue-point-type="segments" draw:type="mso-spt100" draw:modifiers="-90 90.23121657985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xml:id="id4" draw:id="id4" draw:layer="layout" svg:width="1.394cm" svg:height="1.499cm" draw:transform="rotate (2.18166156499291) translate (9.792cm 8.689cm)">
          <text:p/>
          <draw:enhanced-geometry draw:glue-point-type="segments" draw:type="mso-spt100" draw:modifiers="-90 90.23121657985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6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2-22T23:46:14</meta:creation-date>
    <dc:date>2014-03-06T12:42:01</dc:date>
    <meta:editing-duration>PT1H27M41S</meta:editing-duration>
    <meta:editing-cycles>9</meta:editing-cycles>
    <meta:generator>LibreOffice/3.5$Linux_x86 LibreOffice_project/350m1$Build-2</meta:generator>
    <meta:document-statistic meta:object-count="20"/>
  </office:meta>
</office:document-meta>
</file>